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E000002EA35FEE84A59666C05.png" manifest:media-type="image/png"/>
  <manifest:file-entry manifest:full-path="Pictures/100000000000029E000002EA945D5C111C0999C7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26cm" svg:height="19.737cm" svg:x="1.762cm" svg:y="2.27cm">
          <draw:image xlink:href="Pictures/100000000000029E000002EA945D5C111C0999C7.pdf" xlink:type="simple" xlink:show="embed" xlink:actuate="onLoad" loext:mime-type="application/pdf">
            <text:p/>
          </draw:image>
          <draw:image xlink:href="Pictures/100000000000029E000002EA35FEE84A59666C05.png" xlink:type="simple" xlink:show="embed" xlink:actuate="onLoad" loext:mime-type="image/png"/>
        </draw:frame>
        <draw:frame draw:style-name="gr2" draw:text-style-name="P2" draw:layer="layout" svg:width="3.048cm" svg:height="1.199cm" svg:x="5.953cm" svg:y="11.795cm">
          <draw:text-box>
            <text:p><text:span text:style-name="T1">Sacramento</text:span></text:p>
          </draw:text-box>
        </draw:frame>
        <draw:line draw:style-name="gr3" draw:text-style-name="P3" draw:layer="layout" svg:x1="6.588cm" svg:y1="11.795cm" svg:x2="7.223cm" svg:y2="10.271cm">
          <text:p/>
        </draw:line>
        <draw:custom-shape draw:style-name="gr4" draw:text-style-name="P1" draw:layer="layout" svg:width="0.381cm" svg:height="0.381cm" svg:x="7.134cm" svg:y="9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20:29:38.445494293</meta:creation-date>
    <dc:date>2023-11-29T20:55:13.080743115</dc:date>
    <meta:editing-duration>PT8H15M46S</meta:editing-duration>
    <meta:editing-cycles>16</meta:editing-cycles>
    <meta:generator>LibreOffice/6.4.7.2$Linux_X86_64 LibreOffice_project/40$Build-2</meta:generator>
    <meta:document-statistic meta:object-count="4"/>
  </office:meta>
</office:document-meta>
</file>